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6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6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6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6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6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7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7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7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7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7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7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8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8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8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8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8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8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P1" style:parent-style-name="Normalny" style:master-page-name="MP0" style:family="paragraph">
      <style:paragraph-properties fo:break-before="page"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2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3" style:parent-style-name="Normalny" style:family="paragraph">
      <style:paragraph-properties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4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5" style:parent-style-name="Normalny" style:list-style-name="LFO5" style:family="paragraph">
      <style:paragraph-properties fo:line-height="150%"/>
      <style:text-properties fo:hyphenate="true"/>
    </style:style>
    <style:style style:name="T6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7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8" style:parent-style-name="Normalny" style:list-style-name="LFO5" style:family="paragraph">
      <style:paragraph-properties fo:line-height="150%"/>
      <style:text-properties fo:hyphenate="true"/>
    </style:style>
    <style:style style:name="T9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10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11" style:parent-style-name="Normalny" style:list-style-name="LFO5" style:family="paragraph">
      <style:paragraph-properties fo:line-height="150%"/>
      <style:text-properties fo:hyphenate="true"/>
    </style:style>
    <style:style style:name="T12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13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14" style:parent-style-name="Normalny" style:list-style-name="LFO5" style:family="paragraph">
      <style:paragraph-properties fo:line-height="150%"/>
      <style:text-properties fo:hyphenate="true"/>
    </style:style>
    <style:style style:name="T15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16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17" style:parent-style-name="Normalny" style:list-style-name="LFO5" style:family="paragraph">
      <style:paragraph-properties fo:line-height="150%"/>
      <style:text-properties fo:hyphenate="true"/>
    </style:style>
    <style:style style:name="T18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19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20" style:parent-style-name="Normalny" style:list-style-name="LFO5" style:family="paragraph">
      <style:paragraph-properties fo:line-height="150%"/>
      <style:text-properties fo:hyphenate="true"/>
    </style:style>
    <style:style style:name="T21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22" style:parent-style-name="Domyślnaczcionkaakapitu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23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24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T25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26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27" style:parent-style-name="Normalny" style:list-style-name="LFO6" style:family="paragraph">
      <style:paragraph-properties fo:line-height="150%"/>
      <style:text-properties fo:hyphenate="true"/>
    </style:style>
    <style:style style:name="T28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29" style:parent-style-name="Normalny" style:list-style-name="LFO6" style:family="paragraph">
      <style:paragraph-properties fo:line-height="150%"/>
      <style:text-properties fo:hyphenate="true"/>
    </style:style>
    <style:style style:name="T30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31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T32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33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T34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35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P36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37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38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39" style:parent-style-name="Normalny" style:family="paragraph">
      <style:paragraph-properties fo:line-height="150%"/>
    </style:style>
    <style:style style:name="T40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41" style:parent-style-name="Normalny" style:list-style-name="LFO7" style:family="paragraph">
      <style:paragraph-properties fo:line-height="150%"/>
      <style:text-properties fo:hyphenate="true"/>
    </style:style>
    <style:style style:name="T42" style:parent-style-name="Domyślnaczcionkaakapitu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43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44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45" style:parent-style-name="Normalny" style:list-style-name="LFO7" style:family="paragraph">
      <style:paragraph-properties fo:line-height="150%"/>
      <style:text-properties fo:hyphenate="true"/>
    </style:style>
    <style:style style:name="T46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47" style:parent-style-name="Domyślnaczcionkaakapitu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48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49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P50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51" style:parent-style-name="Normalny" style:family="paragraph">
      <style:paragraph-properties fo:line-height="150%"/>
    </style:style>
    <style:style style:name="T52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P53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54" style:parent-style-name="Normalny" style:list-style-name="LFO8" style:family="paragraph">
      <style:paragraph-properties fo:line-height="150%"/>
      <style:text-properties fo:hyphenate="true"/>
    </style:style>
    <style:style style:name="T55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56" style:parent-style-name="Normalny" style:list-style-name="LFO8" style:family="paragraph">
      <style:paragraph-properties fo:line-height="150%"/>
      <style:text-properties fo:hyphenate="true"/>
    </style:style>
    <style:style style:name="T57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58" style:parent-style-name="Normalny" style:list-style-name="LFO8" style:family="paragraph">
      <style:paragraph-properties fo:line-height="150%"/>
      <style:text-properties fo:hyphenate="true"/>
    </style:style>
    <style:style style:name="T59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60" style:parent-style-name="Normalny" style:list-style-name="LFO8" style:family="paragraph">
      <style:paragraph-properties fo:line-height="150%"/>
      <style:text-properties fo:hyphenate="true"/>
    </style:style>
    <style:style style:name="T61" style:parent-style-name="Domyślnaczcionkaakapitu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62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63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64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65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66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67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68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69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70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71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72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73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74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 fo:language="en" fo:country="US"/>
    </style:style>
    <style:style style:name="P75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76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77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78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79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80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81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82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83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84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85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86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87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88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89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/>
    </style:style>
    <style:style style:name="P90" style:parent-style-name="Normalny" style:family="paragraph">
      <style:paragraph-properties fo:line-height="150%"/>
    </style:style>
    <style:style style:name="T91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T92" style:parent-style-name="Domyślnaczcionkaakapitu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93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94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95" style:parent-style-name="Normalny" style:family="paragraph">
      <style:paragraph-properties fo:line-height="150%"/>
    </style:style>
    <style:style style:name="T96" style:parent-style-name="Domyślnaczcionkaakapitu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T97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P98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/>
    </style:style>
    <style:style style:name="P99" style:parent-style-name="Normalny" style:family="paragraph">
      <style:paragraph-properties fo:line-height="150%"/>
    </style:style>
    <style:style style:name="T100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T101" style:parent-style-name="Domyślnaczcionkaakapitu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02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03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04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05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06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07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08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09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10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11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12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13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14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15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16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17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18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19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20" style:parent-style-name="Normalny" style:family="paragraph">
      <style:paragraph-properties fo:line-height="150%"/>
    </style:style>
    <style:style style:name="T121" style:parent-style-name="Domyślnaczcionkaakapitu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T122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P123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/>
    </style:style>
    <style:style style:name="P124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/>
    </style:style>
    <style:style style:name="P125" style:parent-style-name="Normalny" style:family="paragraph">
      <style:paragraph-properties fo:line-height="150%"/>
    </style:style>
    <style:style style:name="T126" style:parent-style-name="Domyślnaczcionkaakapitu" style:family="text">
      <style:text-properties style:font-name="Arial" style:font-name-asian="Arial" style:font-name-complex="Arial" fo:font-size="12pt" style:font-size-asian="12pt" style:font-size-complex="12pt"/>
    </style:style>
    <style:style style:name="T127" style:parent-style-name="Domyślnaczcionkaakapitu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28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29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30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31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32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33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34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35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36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37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38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39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40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41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42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43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44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45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46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47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48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49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50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51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52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53" style:parent-style-name="Normalny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154" style:parent-style-name="Normalny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 fo:language="en" fo:country="US"/>
    </style:style>
    <style:style style:name="P155" style:parent-style-name="Akapitzlistą" style:family="paragraph">
      <style:paragraph-properties fo:line-height="150%" fo:margin-left="1in">
        <style:tab-stops/>
      </style:paragraph-properties>
      <style:text-properties style:font-name="Arial" style:font-name-asian="Arial" style:font-name-complex="Arial" fo:font-weight="bold" style:font-weight-asian="bold" fo:color="#000000" fo:font-size="12pt" style:font-size-asian="12pt" style:font-size-complex="12pt" fo:language="en" fo:country="US"/>
    </style:style>
    <style:style style:name="P156" style:parent-style-name="Akapitzlistą" style:list-style-name="LFO5" style:family="paragraph">
      <style:paragraph-properties fo:line-height="150%"/>
      <style:text-properties style:font-name="Arial" style:font-name-asian="Arial" style:font-name-complex="Arial" fo:color="#000000" fo:font-size="12pt" style:font-size-asian="12pt" style:font-size-complex="12pt" fo:hyphenate="true"/>
    </style:style>
    <style:style style:name="P157" style:parent-style-name="Akapitzlistą" style:list-style-name="LFO5" style:family="paragraph">
      <style:paragraph-properties fo:line-height="150%"/>
      <style:text-properties style:font-name="Arial" style:font-name-asian="Arial" style:font-name-complex="Arial" fo:color="#000000" fo:font-size="12pt" style:font-size-asian="12pt" style:font-size-complex="12pt" fo:hyphenate="true"/>
    </style:style>
    <style:style style:name="P158" style:parent-style-name="Akapitzlistą" style:list-style-name="LFO5" style:family="paragraph">
      <style:paragraph-properties fo:line-height="150%"/>
      <style:text-properties style:font-name="Arial" style:font-name-asian="Arial" style:font-name-complex="Arial" fo:color="#000000" fo:font-size="12pt" style:font-size-asian="12pt" style:font-size-complex="12pt" fo:hyphenate="true"/>
    </style:style>
  </office:automatic-styles>
  <office:body>
    <office:text text:use-soft-page-breaks="true">
      <text:p text:style-name="P1">Dokumentacja techniczna: Aplikacja Lista zadań (To-Do List)</text:p>
      <text:p text:style-name="P2">Cel projektu:</text:p>
      <text:p text:style-name="P3">Celem tego projektu jest stworzenie prostej aplikacji do zarządzania listą zadań, która umożliwia użytkownikowi dodawanie, usuwanie i oznaczanie zadań jako wykonane. Aplikacja napisana w języku Python.</text:p>
      <text:p text:style-name="P4">Funkcje aplikacji:</text:p>
      <text:list text:style-name="LFO5">
        <text:list-item text:start-value="1">
          <text:p text:style-name="P5"><text:span text:style-name="T6">Dodawanie zadań</text:span><text:span text:style-name="T7">: Użytkownik będzie mógł dodać nowe zadania, podając ich nazwę.</text:span></text:p>
        </text:list-item>
      </text:list>
      <text:list text:style-name="LFO5" text:continue-numbering="true">
        <text:list-item>
          <text:p text:style-name="P8"><text:span text:style-name="T9">Usuwanie zadań</text:span><text:span text:style-name="T10">: Użytkownik będzie mógł usunąć zadania z listy.</text:span></text:p>
        </text:list-item>
      </text:list>
      <text:list text:style-name="LFO5" text:continue-numbering="true">
        <text:list-item>
          <text:p text:style-name="P11"><text:span text:style-name="T12">Oznaczanie zadań jako wykonane</text:span><text:span text:style-name="T13">: Użytkownik będzie mógł oznaczyć zadania jako wykonane, oraz zaznaczenie ich na liście.</text:span></text:p>
        </text:list-item>
      </text:list>
      <text:list text:style-name="LFO5" text:continue-numbering="true">
        <text:list-item>
          <text:p text:style-name="P14"><text:span text:style-name="T15">Wyświetlanie listy zadań</text:span><text:span text:style-name="T16">: Aplikacja będzie wyświetlać aktualną listę zadań.</text:span></text:p>
        </text:list-item>
      </text:list>
      <text:list text:style-name="LFO5" text:continue-numbering="true">
        <text:list-item>
          <text:p text:style-name="P17"><text:span text:style-name="T18">Zapisywanie i wczytywanie listy zadań</text:span><text:span text:style-name="T19">: Aplikacja będzie umożliwiała zapisywanie listy zadań do pliku i wczytywanie jej z powrotem po ponownym uruchomieniu aplikacji.</text:span></text:p>
        </text:list-item>
      </text:list>
      <text:list text:style-name="LFO5" text:continue-numbering="true">
        <text:list-item>
          <text:p text:style-name="P20"><text:span text:style-name="T21">Prosta obsługa interfejsu<text:s/></text:span><text:span text:style-name="T22">graficznego</text:span><text:span text:style-name="T23">: Aplikacja będzie działać w trybie<text:s/></text:span><text:span text:style-name="T24">GUI</text:span><text:span text:style-name="T25"><text:s/>i będzie posiadać prosty interfejs użytkownika.</text:span></text:p>
        </text:list-item>
      </text:list>
      <text:p text:style-name="P26">Technologie użyte w projekcie:</text:p>
      <text:list text:style-name="LFO6" text:continue-numbering="true">
        <text:list-item>
          <text:p text:style-name="P27"><text:span text:style-name="T28">Język programowania: Python</text:span></text:p>
        </text:list-item>
        <text:list-item>
          <text:p text:style-name="P29"><text:span text:style-name="T30">Biblioteki:<text:s/></text:span><text:span text:style-name="T31">standardowa</text:span><text:span text:style-name="T32"><text:s/>bibliotek</text:span><text:span text:style-name="T33">a</text:span><text:span text:style-name="T34"><text:s/>Python</text:span><text:span text:style-name="T35">, biblioteka Tkinter (umożliwiająca tworzenie interfejsu graficznego GUI)</text:span></text:p>
        </text:list-item>
      </text:list>
      <text:p text:style-name="P36"/>
      <text:p text:style-name="P37"/>
      <text:p text:style-name="P38"/>
      <text:p text:style-name="P39"><text:span text:style-name="T40">Struktura projektu:</text:span></text:p>
      <text:list text:style-name="LFO7" text:continue-numbering="true">
        <text:list-item>
          <text:p text:style-name="P41"><text:span text:style-name="T42">To-Do</text:span><text:span text:style-name="T43">.py</text:span><text:span text:style-name="T44">: Główny plik programu, który będzie zarządzał listą zadań i interakcją z użytkownikiem.</text:span></text:p>
        </text:list-item>
        <text:list-item>
          <text:p text:style-name="P45"><text:span text:style-name="T46">tasks.</text:span><text:span text:style-name="T47">txt</text:span><text:span text:style-name="T48">:<text:s/></text:span><text:span text:style-name="T49">dokument tekstowy, w którym zostają zapisane zadania dodane przez użytkownika</text:span></text:p>
        </text:list-item>
      </text:list>
      <text:p text:style-name="P50">Przykład użycia:</text:p>
      <text:p text:style-name="P51"><text:span text:style-name="T52">Włączenie programu, zapisanie zadań, usuwanie zadań, oznaczanie zadań wykonanych, wyłączenie programu.</text:span></text:p>
      <text:p text:style-name="P53">Przyszłe rozszerzenia:</text:p>
      <text:list text:style-name="LFO8" text:continue-numbering="true">
        <text:list-item>
          <text:p text:style-name="P54"><text:span text:style-name="T55">Możliwość sortowania zadań według różnych kryteriów.</text:span></text:p>
        </text:list-item>
        <text:list-item>
          <text:p text:style-name="P56"><text:span text:style-name="T57">Możliwość przypisywania priorytetów zadaniom.</text:span></text:p>
        </text:list-item>
        <text:list-item>
          <text:p text:style-name="P58"><text:span text:style-name="T59">Synchronizacja listy zadań z chmurą.</text:span></text:p>
        </text:list-item>
        <text:list-item>
          <text:p text:style-name="P60"><text:span text:style-name="T61">Obsługa świąt: Aplikacja będzie posiadać spis świąt obchodzonych w Polsce, spis imienin oraz tzw. Kalendarz dni nietypowych.</text:span></text:p>
        </text:list-item>
      </text:list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Code:</text:p>
      <text:p text:style-name="P75">from tkinter import *</text:p>
      <text:p text:style-name="P76"/>
      <text:p text:style-name="P77">def ladowanie():</text:p>
      <text:p text:style-name="P78"><text:s text:c="4"/>try:</text:p>
      <text:p text:style-name="P79"><text:s text:c="8"/>with open('tasks.txt', 'r') as file:</text:p>
      <text:p text:style-name="P80"><text:s text:c="12"/>tasks = [line.strip() for line in file.readlines()]</text:p>
      <text:p text:style-name="P81"><text:s text:c="8"/>return tasks</text:p>
      <text:p text:style-name="P82"><text:s text:c="4"/>except FileNotFoundError:</text:p>
      <text:p text:style-name="P83"><text:s text:c="8"/>return []</text:p>
      <text:p text:style-name="P84"/>
      <text:p text:style-name="P85">def zapisz_zadania(tasks):</text:p>
      <text:p text:style-name="P86"><text:s text:c="4"/>with open('tasks.txt', 'w') as file:</text:p>
      <text:p text:style-name="P87"><text:s text:c="8"/>for task in tasks:</text:p>
      <text:p text:style-name="P88"><text:s text:c="12"/>file.write(f"{task}\n")</text:p>
      <text:p text:style-name="P89">def dodaj_zadanie(entry, listbox, tasks):</text:p>
      <text:p text:style-name="P90"><text:span text:style-name="T91"><text:s text:c="4"/></text:span><text:span text:style-name="T92">new_task = entry.get()</text:span></text:p>
      <text:p text:style-name="P93"><text:s text:c="4"/>if new_task:</text:p>
      <text:p text:style-name="P94"><text:s text:c="8"/>tasks.append(new_task)</text:p>
      <text:p text:style-name="P95"><text:span text:style-name="T96"><text:s text:c="8"/>listbox.insert(END, f"{len(tasks)}.<text:s/></text:span><text:span text:style-name="T97">{new_task}")</text:span></text:p>
      <text:p text:style-name="P98"><text:s text:c="8"/>dodaj_zadanie(tasks)</text:p>
      <text:p text:style-name="P99"><text:span text:style-name="T100"><text:s text:c="8"/></text:span><text:span text:style-name="T101">entry.delete(0, END)</text:span></text:p>
      <text:p text:style-name="P102"/>
      <text:p text:style-name="P103">def usun_zadanie(listbox, tasks):</text:p>
      <text:p text:style-name="P104"><text:s text:c="4"/>selected_index = listbox.curselection()</text:p>
      <text:p text:style-name="P105"><text:s text:c="4"/>if selected_index:</text:p>
      <text:soft-page-break/>
      <text:p text:style-name="P106"><text:s text:c="8"/>index = selected_index[0]</text:p>
      <text:p text:style-name="P107"><text:s text:c="8"/>del tasks[index]</text:p>
      <text:p text:style-name="P108"><text:s text:c="8"/>listbox.delete(selected_index)</text:p>
      <text:p text:style-name="P109"><text:s text:c="8"/>zapisz_zadania(tasks)</text:p>
      <text:p text:style-name="P110"/>
      <text:p text:style-name="P111">def zakonczone(listbox, tasks):</text:p>
      <text:p text:style-name="P112"><text:s text:c="4"/>selected_index = listbox.curselection()</text:p>
      <text:p text:style-name="P113"><text:s text:c="4"/>if selected_index:</text:p>
      <text:p text:style-name="P114"><text:s text:c="8"/>index = selected_index[0]</text:p>
      <text:p text:style-name="P115"><text:s text:c="8"/>task = tasks[index]</text:p>
      <text:p text:style-name="P116"><text:s text:c="8"/>if not task.startswith("[Done] "):</text:p>
      <text:p text:style-name="P117"><text:s text:c="12"/>tasks[index] = f"[Done] {task}"</text:p>
      <text:p text:style-name="P118"><text:s text:c="12"/>listbox.delete(selected_index)</text:p>
      <text:p text:style-name="P119"><text:s text:c="12"/>listbox.insert(END, tasks[index])</text:p>
      <text:p text:style-name="P120"><text:span text:style-name="T121"><text:s text:c="12"/></text:span><text:span text:style-name="T122">zapisz_zadania(tasks)</text:span></text:p>
      <text:p text:style-name="P123"/>
      <text:p text:style-name="P124">def main():</text:p>
      <text:p text:style-name="P125"><text:span text:style-name="T126"><text:s text:c="4"/></text:span><text:span text:style-name="T127">root = Tk()</text:span></text:p>
      <text:p text:style-name="P128"><text:s text:c="4"/>root.title('ToDo List')</text:p>
      <text:p text:style-name="P129"><text:s text:c="4"/>root.geometry('400x400')</text:p>
      <text:p text:style-name="P130"/>
      <text:p text:style-name="P131"><text:s text:c="4"/>tasks = ladowanie()</text:p>
      <text:p text:style-name="P132"/>
      <text:p text:style-name="P133"><text:s text:c="4"/>listbox = Listbox(root, selectbackground='Gold', font=('Helvetica', 12), height=15, width=40)</text:p>
      <text:soft-page-break/>
      <text:p text:style-name="P134"><text:s text:c="4"/>listbox.pack(pady=10)</text:p>
      <text:p text:style-name="P135"/>
      <text:p text:style-name="P136"><text:s text:c="4"/>for i, task in enumerate(tasks, start=1):</text:p>
      <text:p text:style-name="P137"><text:s text:c="8"/>listbox.insert(END, f"{i}. {task}")</text:p>
      <text:p text:style-name="P138"/>
      <text:p text:style-name="P139"><text:s text:c="4"/>entry = Entry(root, width=40)</text:p>
      <text:p text:style-name="P140"><text:s text:c="4"/>entry.pack(pady=10)</text:p>
      <text:p text:style-name="P141"/>
      <text:p text:style-name="P142"><text:s text:c="4"/>add_button = Button(root, text='Dodaj zadanie', command=lambda: dodaj_zadanie(entry, listbox, tasks))</text:p>
      <text:p text:style-name="P143"><text:s text:c="4"/>add_button.pack(side=LEFT, padx=10)</text:p>
      <text:p text:style-name="P144"/>
      <text:p text:style-name="P145"><text:s text:c="4"/>delete_button = Button(root, text='Usun zadanie', command=lambda: usun_zadanie(listbox, tasks))</text:p>
      <text:p text:style-name="P146"><text:s text:c="4"/>delete_button.pack(side=LEFT, padx=10)</text:p>
      <text:p text:style-name="P147"/>
      <text:p text:style-name="P148"><text:s text:c="4"/>done_button = Button(root, text='Zakonczone', command=lambda: zakonczone(listbox, tasks))</text:p>
      <text:p text:style-name="P149"><text:s text:c="4"/>done_button.pack(side=LEFT, padx=10)</text:p>
      <text:p text:style-name="P150"/>
      <text:p text:style-name="P151"><text:s text:c="4"/>root.mainloop()</text:p>
      <text:p text:style-name="P152">if __name__ == "__main__":</text:p>
      <text:p text:style-name="P153">main()</text:p>
      <text:p text:style-name="P154">Testy:</text:p>
      <text:p text:style-name="P155"/>
      <text:soft-page-break/>
      <text:list text:style-name="LFO5" text:continue-numbering="true">
        <text:list-item>
          <text:list>
            <text:list-item>
              <text:p text:style-name="P156">Wpisuje „Kupić Dynie” w okienku i klikam przycisk „Dodaj zadanie”<text:line-break/>- zadanie dodane do pliku taskts.txt<text:s/><text:line-break/>- wczytane do aplikacji<text:line-break/>- poprawnie nadana numeracja zadania<text:line-break/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57">Wpisuje „Umyć samochód” w okienku i klikam „Dodaj zadanie” po czym usuwam przyciskiem „Usuń zadanie”<text:line-break/>- zadanie usunięte z pliku taskts.txt<text:line-break/>- zaktualizowano okienko w aplikacji<text:s/><text:line-break/>- poprawnie usunięto zadanie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58">Wpisuje „Zamówić karmę dla psa” i klikam przycisk „Dodaj zadanie” po czym zaznaczam „Ukończono”<text:line-break/>- dodano w pliku tasks.txt „[DONE]”<text:line-break/>- wczytano do aplikacji<text:line-break/>- poprawnie wyświetlono zadanie</text:p>
            </text:list-item>
          </text:list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2" style:family="text">
      <style:text-properties style:font-name="Arial" style:font-name-asian="Arial" style:font-name-complex="Arial"/>
    </style:style>
    <style:style style:name="WW_CharLFO6LVL1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2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3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4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5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6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7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8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9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1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2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3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4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5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6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7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8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9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8LVL1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8LVL2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8LVL3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8LVL4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8LVL5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8LVL6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8LVL7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8LVL8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8LVL9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6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6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6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6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6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7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7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7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7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7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7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8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8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8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8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8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8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ol Jabłoński</meta:initial-creator>
    <dc:creator>Karol Jabłoński</dc:creator>
    <meta:creation-date>2023-11-17T13:40:00Z</meta:creation-date>
    <dc:date>2023-11-19T19:45:00Z</dc:date>
    <meta:template xlink:href="Normal.dotm" xlink:type="simple"/>
    <meta:editing-cycles>5</meta:editing-cycles>
    <meta:editing-duration>PT2160S</meta:editing-duration>
    <meta:document-statistic meta:page-count="6" meta:paragraph-count="8" meta:word-count="622" meta:character-count="4350" meta:row-count="31" meta:non-whitespace-character-count="3736"/>
  </office:meta>
</office:document-meta>
</file>